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okupMethodTests.testWithOverloadedAr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ookupMethodTests.testWithGeneric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ookupMethodTests.testWithOverriddenLookup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ookupMethodTests.testWithoutConstructorAr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okupMethod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okupMethodTests.testWithTwoConstructorAr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ookupMethodTests.testWithOneConstructorAr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ookupMethodTests.testWithThreeArgsShouldFa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